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460.94pt"/>
    </style:style>
    <style:style style:name="co5" style:family="table-column">
      <style:table-column-properties fo:break-before="auto" style:column-width="263.34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comp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hist_lifespan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94.2146016015" calcext:value-type="float">
            <text:p>94.2146016015</text:p>
          </table:table-cell>
          <table:table-cell table:style-name="ce1" office:value-type="float" office:value="2605.7740791407" calcext:value-type="float">
            <text:p>2605.7740791407</text:p>
          </table:table-cell>
          <table:table-cell table:style-name="ce1" office:value-type="string" calcext:value-type="string">
            <text:p>[('surf', {'nOctaves': 1, 'nOctaveLayers': 5, 'hessianThreshold': 100})]</text:p>
          </table:table-cell>
          <table:table-cell table:style-name="ce1" office:value-type="string" calcext:value-type="string">
            <text:p>[{'winSize': (31, 31), 'maxLevel': 10, 'criteria': (3, 30, 0.03)}]</text:p>
          </table:table-cell>
          <table:table-cell table:style-name="ce1"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4.2866636384" calcext:value-type="float">
            <text:p>94.2866636384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30, 0.03)}]</text:p>
          </table:table-cell>
          <table:table-cell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7021572553" calcext:value-type="float">
            <text:p>93.7021572553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3, 'criteria': (3, 10, 0.03)}]</text:p>
          </table:table-cell>
          <table:table-cell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.4854328269" calcext:value-type="float">
            <text:p>93.4854328269</text:p>
          </table:table-cell>
          <table:table-cell office:value-type="float" office:value="2605.7740791407" calcext:value-type="float">
            <text:p>2605.774079140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10, 'criteria': (3, 10, 0.03)}]</text:p>
          </table:table-cell>
          <table:table-cell office:value-type="float" office:value="523.5" calcext:value-type="float">
            <text:p>523.5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.1878953231" calcext:value-type="float">
            <text:p>85.1878953231</text:p>
          </table:table-cell>
          <table:table-cell office:value-type="float" office:value="2566.140148406" calcext:value-type="float">
            <text:p>2566.140148406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0, 'criteria': (3, 30, 0.03)}]</text:p>
          </table:table-cell>
          <table:table-cell office:value-type="float" office:value="524.5" calcext:value-type="float">
            <text:p>524.5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.1356755737" calcext:value-type="float">
            <text:p>86.1356755737</text:p>
          </table:table-cell>
          <table:table-cell office:value-type="float" office:value="2566.140148406" calcext:value-type="float">
            <text:p>2566.140148406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31, 31), 'maxLevel': 0, 'criteria': (3, 10, 0.03)}]</text:p>
          </table:table-cell>
          <table:table-cell office:value-type="float" office:value="524.5" calcext:value-type="float">
            <text:p>524.5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92.581777391" calcext:value-type="float">
            <text:p>92.581777391</text:p>
          </table:table-cell>
          <table:table-cell table:style-name="ce1" office:value-type="float" office:value="2129.6331591173" calcext:value-type="float">
            <text:p>2129.6331591173</text:p>
          </table:table-cell>
          <table:table-cell table:style-name="ce1" office:value-type="string" calcext:value-type="string">
            <text:p>[('good', {'qualityLevel': 0.5, 'minDistance': 1, 'maxCorners': 260, 'blockSize': 2})]</text:p>
          </table:table-cell>
          <table:table-cell table:style-name="ce1" office:value-type="string" calcext:value-type="string">
            <text:p>[{'winSize': (15, 15), 'maxLevel': 3, 'criteria': (3, 30, 0.03)}]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.0377964573" calcext:value-type="float">
            <text:p>93.0377964573</text:p>
          </table:table-cell>
          <table:table-cell office:value-type="float" office:value="2129.6331591173" calcext:value-type="float">
            <text:p>2129.633159117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562" calcext:value-type="float">
            <text:p>56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.6326608108" calcext:value-type="float">
            <text:p>101.6326608108</text:p>
          </table:table-cell>
          <table:table-cell office:value-type="float" office:value="2121.3590757613" calcext:value-type="float">
            <text:p>2121.359075761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72.5" calcext:value-type="float">
            <text:p>572.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.2014509123" calcext:value-type="float">
            <text:p>100.2014509123</text:p>
          </table:table-cell>
          <table:table-cell office:value-type="float" office:value="2121.3590757613" calcext:value-type="float">
            <text:p>2121.359075761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572.5" calcext:value-type="float">
            <text:p>572.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.8903255062" calcext:value-type="float">
            <text:p>91.8903255062</text:p>
          </table:table-cell>
          <table:table-cell office:value-type="float" office:value="2115.7270220588" calcext:value-type="float">
            <text:p>2115.7270220588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659" calcext:value-type="float">
            <text:p>659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2998019429" calcext:value-type="float">
            <text:p>89.2998019429</text:p>
          </table:table-cell>
          <table:table-cell office:value-type="float" office:value="1940.9849489796" calcext:value-type="float">
            <text:p>1940.984948979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658" calcext:value-type="float">
            <text:p>658</text:p>
          </table:table-cell>
          <table:table-cell table:style-name="ce1"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0374319265" calcext:value-type="float">
            <text:p>87.0374319265</text:p>
          </table:table-cell>
          <table:table-cell office:value-type="float" office:value="1938.8685635869" calcext:value-type="float">
            <text:p>1938.8685635869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654.5" calcext:value-type="float">
            <text:p>654.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8.279235060327" calcext:value-type="float">
            <text:p>118.2792350603</text:p>
          </table:table-cell>
          <table:table-cell table:style-name="ce1" office:value-type="float" office:value="1328.32272314252" calcext:value-type="float">
            <text:p>1328.3227231425</text:p>
          </table:table-cell>
          <table:table-cell table:style-name="ce1" office:value-type="string" calcext:value-type="string">
            <text:p>[('sift', {'sigma': 1.0, 'nfeatures': 10, 'nOctaveLayers': 5, 'edgeThreshold': 10, 'contrastThreshold': 0.01})]</text:p>
          </table:table-cell>
          <table:table-cell table:style-name="ce1" office:value-type="string" calcext:value-type="string">
            <text:p>[{'winSize': (15, 15), 'maxLevel': 0, 'criteria': (3, 4, 0.5)}]</text:p>
          </table:table-cell>
          <table:table-cell table:style-name="ce1" office:value-type="float" office:value="519" calcext:value-type="float">
            <text:p>519</text:p>
          </table:table-cell>
          <table:table-cell table:style-name="ce1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4.6959423944" calcext:value-type="float">
            <text:p>84.6959423944</text:p>
          </table:table-cell>
          <table:table-cell office:value-type="float" office:value="1314.6475077882" calcext:value-type="float">
            <text:p>1314.647507788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9683035845" calcext:value-type="float">
            <text:p>85.9683035845</text:p>
          </table:table-cell>
          <table:table-cell office:value-type="float" office:value="1314.6475077882" calcext:value-type="float">
            <text:p>1314.647507788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.309536048211" calcext:value-type="float">
            <text:p>118.3095360482</text:p>
          </table:table-cell>
          <table:table-cell office:value-type="float" office:value="1275.16763018353" calcext:value-type="float">
            <text:p>1275.1676301835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7.498765760101" calcext:value-type="float">
            <text:p>117.4987657601</text:p>
          </table:table-cell>
          <table:table-cell office:value-type="float" office:value="1273.89878243945" calcext:value-type="float">
            <text:p>1273.8987824395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544.5" calcext:value-type="float">
            <text:p>544.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7.590985130519" calcext:value-type="float">
            <text:p>127.5909851305</text:p>
          </table:table-cell>
          <table:table-cell office:value-type="float" office:value="1264.86521427067" calcext:value-type="float">
            <text:p>1264.8652142707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3, 'criteria': (3, 4, 0.5)}]</text:p>
          </table:table-cell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.599605510943" calcext:value-type="float">
            <text:p>127.5996055109</text:p>
          </table:table-cell>
          <table:table-cell office:value-type="float" office:value="1264.86521427067" calcext:value-type="float">
            <text:p>1264.8652142707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10, 'criteria': (3, 4, 0.5)}]</text:p>
          </table:table-cell>
          <table:table-cell office:value-type="float" office:value="537" calcext:value-type="float">
            <text:p>537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.4359779246" calcext:value-type="float">
            <text:p>81.4359779246</text:p>
          </table:table-cell>
          <table:table-cell office:value-type="float" office:value="1245.8915789158" calcext:value-type="float">
            <text:p>1245.891578915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0, 'criteria': (3, 4, 0.5)}]</text:p>
          </table:table-cell>
          <table:table-cell office:value-type="float" office:value="665" calcext:value-type="float">
            <text:p>665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8.493964321911" calcext:value-type="float">
            <text:p>128.4939643219</text:p>
          </table:table-cell>
          <table:table-cell office:value-type="float" office:value="1229.21058128129" calcext:value-type="float">
            <text:p>1229.210581281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541" calcext:value-type="float">
            <text:p>54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.473822239786" calcext:value-type="float">
            <text:p>128.4738222398</text:p>
          </table:table-cell>
          <table:table-cell office:value-type="float" office:value="1229.21058128129" calcext:value-type="float">
            <text:p>1229.210581281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541" calcext:value-type="float">
            <text:p>54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412468598224" calcext:value-type="float">
            <text:p>128.4124685982</text:p>
          </table:table-cell>
          <table:table-cell office:value-type="float" office:value="1221.97621230987" calcext:value-type="float">
            <text:p>1221.9762123099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.50312262401" calcext:value-type="float">
            <text:p>128.503122624</text:p>
          </table:table-cell>
          <table:table-cell office:value-type="float" office:value="1221.97621230987" calcext:value-type="float">
            <text:p>1221.9762123099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.1491454756" calcext:value-type="float">
            <text:p>86.1491454756</text:p>
          </table:table-cell>
          <table:table-cell office:value-type="float" office:value="1166.4972368924" calcext:value-type="float">
            <text:p>1166.4972368924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3, 'criteria': (3, 10, 0.03)}]</text:p>
          </table:table-cell>
          <table:table-cell office:value-type="float" office:value="715.5" calcext:value-type="float">
            <text:p>715.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.5927065192" calcext:value-type="float">
            <text:p>85.5927065192</text:p>
          </table:table-cell>
          <table:table-cell office:value-type="float" office:value="1166.4972368924" calcext:value-type="float">
            <text:p>1166.4972368924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10, 'criteria': (3, 10, 0.03)}]</text:p>
          </table:table-cell>
          <table:table-cell office:value-type="float" office:value="715.5" calcext:value-type="float">
            <text:p>715.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.8184609339" calcext:value-type="float">
            <text:p>85.8184609339</text:p>
          </table:table-cell>
          <table:table-cell office:value-type="float" office:value="1165.3642951252" calcext:value-type="float">
            <text:p>1165.364295125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10, 'criteria': (3, 30, 0.03)}]</text:p>
          </table:table-cell>
          <table:table-cell office:value-type="float" office:value="713" calcext:value-type="float">
            <text:p>713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6.2638701005" calcext:value-type="float">
            <text:p>86.2638701005</text:p>
          </table:table-cell>
          <table:table-cell office:value-type="float" office:value="1165.3642951252" calcext:value-type="float">
            <text:p>1165.364295125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3, 'criteria': (3, 30, 0.03)}]</text:p>
          </table:table-cell>
          <table:table-cell office:value-type="float" office:value="713" calcext:value-type="float">
            <text:p>713</text:p>
          </table:table-cell>
          <table:table-cell table:style-name="ce1"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.0081774453" calcext:value-type="float">
            <text:p>81.0081774453</text:p>
          </table:table-cell>
          <table:table-cell office:value-type="float" office:value="1165.1913669421" calcext:value-type="float">
            <text:p>1165.191366942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0, 'criteria': (3, 30, 0.03)}]</text:p>
          </table:table-cell>
          <table:table-cell office:value-type="float" office:value="722" calcext:value-type="float">
            <text:p>72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4315852458" calcext:value-type="float">
            <text:p>81.4315852458</text:p>
          </table:table-cell>
          <table:table-cell office:value-type="float" office:value="1148.5696013289" calcext:value-type="float">
            <text:p>1148.5696013289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15, 15), 'maxLevel': 0, 'criteria': (3, 10, 0.03)}]</text:p>
          </table:table-cell>
          <table:table-cell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.3782541128" calcext:value-type="float">
            <text:p>83.3782541128</text:p>
          </table:table-cell>
          <table:table-cell office:value-type="float" office:value="756.8756384065" calcext:value-type="float">
            <text:p>756.8756384065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035" calcext:value-type="float">
            <text:p>103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.9025098355" calcext:value-type="float">
            <text:p>77.9025098355</text:p>
          </table:table-cell>
          <table:table-cell office:value-type="float" office:value="708.5631608694" calcext:value-type="float">
            <text:p>708.5631608694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837.5" calcext:value-type="float">
            <text:p>837.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4.1623035232" calcext:value-type="float">
            <text:p>84.1623035232</text:p>
          </table:table-cell>
          <table:table-cell office:value-type="float" office:value="705.7154987202" calcext:value-type="float">
            <text:p>705.715498720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1020.5" calcext:value-type="float">
            <text:p>1020.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.4710294325" calcext:value-type="float">
            <text:p>80.4710294325</text:p>
          </table:table-cell>
          <table:table-cell office:value-type="float" office:value="699.2730143522" calcext:value-type="float">
            <text:p>699.273014352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074.5" calcext:value-type="float">
            <text:p>1074.5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4.4222156033" calcext:value-type="float">
            <text:p>84.4222156033</text:p>
          </table:table-cell>
          <table:table-cell office:value-type="float" office:value="697.3700251203" calcext:value-type="float">
            <text:p>697.370025120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088" calcext:value-type="float">
            <text:p>1088</text:p>
          </table:table-cell>
          <table:table-cell table:style-name="ce1"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.5807261802" calcext:value-type="float">
            <text:p>90.5807261802</text:p>
          </table:table-cell>
          <table:table-cell office:value-type="float" office:value="696.4810639953" calcext:value-type="float">
            <text:p>696.4810639953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024.5" calcext:value-type="float">
            <text:p>1024.5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.9034646479" calcext:value-type="float">
            <text:p>84.9034646479</text:p>
          </table:table-cell>
          <table:table-cell office:value-type="float" office:value="686.9144767442" calcext:value-type="float">
            <text:p>686.9144767442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175" calcext:value-type="float">
            <text:p>1175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.8869044613" calcext:value-type="float">
            <text:p>80.8869044613</text:p>
          </table:table-cell>
          <table:table-cell office:value-type="float" office:value="678.7937582894" calcext:value-type="float">
            <text:p>678.7937582894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048.5" calcext:value-type="float">
            <text:p>1048.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.6353446161" calcext:value-type="float">
            <text:p>80.6353446161</text:p>
          </table:table-cell>
          <table:table-cell office:value-type="float" office:value="668.9624421296" calcext:value-type="float">
            <text:p>668.9624421296</text:p>
          </table:table-cell>
          <table:table-cell office:value-type="string" calcext:value-type="string">
            <text:p>[('good', {'qualityLevel': 0.5, 'minDistance': 1, 'maxCorners': 260, 'blockSize': 2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3440317968" calcext:value-type="float">
            <text:p>80.3440317968</text:p>
          </table:table-cell>
          <table:table-cell office:value-type="float" office:value="234.5212493851" calcext:value-type="float">
            <text:p>234.521249385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872" calcext:value-type="float">
            <text:p>187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0999947339" calcext:value-type="float">
            <text:p>81.0999947339</text:p>
          </table:table-cell>
          <table:table-cell office:value-type="float" office:value="226.7367905557" calcext:value-type="float">
            <text:p>226.7367905557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880.5" calcext:value-type="float">
            <text:p>1880.5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.7576284604" calcext:value-type="float">
            <text:p>78.7576284604</text:p>
          </table:table-cell>
          <table:table-cell office:value-type="float" office:value="191.8920652758" calcext:value-type="float">
            <text:p>191.892065275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707" calcext:value-type="float">
            <text:p>170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.4783958867" calcext:value-type="float">
            <text:p>81.4783958867</text:p>
          </table:table-cell>
          <table:table-cell office:value-type="float" office:value="178.2281422659" calcext:value-type="float">
            <text:p>178.2281422659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993.5" calcext:value-type="float">
            <text:p>1993.5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0.3660548832" calcext:value-type="float">
            <text:p>80.3660548832</text:p>
          </table:table-cell>
          <table:table-cell office:value-type="float" office:value="177.7271654159" calcext:value-type="float">
            <text:p>177.7271654159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984" calcext:value-type="float">
            <text:p>1984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.7718080031" calcext:value-type="float">
            <text:p>79.7718080031</text:p>
          </table:table-cell>
          <table:table-cell office:value-type="float" office:value="175.700839535" calcext:value-type="float">
            <text:p>175.700839535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986" calcext:value-type="float">
            <text:p>1986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.6133921202" calcext:value-type="float">
            <text:p>79.6133921202</text:p>
          </table:table-cell>
          <table:table-cell office:value-type="float" office:value="173.8833143208" calcext:value-type="float">
            <text:p>173.8833143208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2014" calcext:value-type="float">
            <text:p>20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5.183193540201" calcext:value-type="float">
            <text:p>115.1831935402</text:p>
          </table:table-cell>
          <table:table-cell office:value-type="float" office:value="173.310149029901" calcext:value-type="float">
            <text:p>173.3101490299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3, 'criteria': (3, 4, 0.5)}]</text:p>
          </table:table-cell>
          <table:table-cell office:value-type="float" office:value="1736" calcext:value-type="float">
            <text:p>173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.386262282729" calcext:value-type="float">
            <text:p>115.3862622827</text:p>
          </table:table-cell>
          <table:table-cell office:value-type="float" office:value="168.444375525993" calcext:value-type="float">
            <text:p>168.444375526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10, 'criteria': (3, 4, 0.5)}]</text:p>
          </table:table-cell>
          <table:table-cell office:value-type="float" office:value="1749" calcext:value-type="float">
            <text:p>174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.309728661552" calcext:value-type="float">
            <text:p>113.3097286616</text:p>
          </table:table-cell>
          <table:table-cell office:value-type="float" office:value="165.640077344972" calcext:value-type="float">
            <text:p>165.640077345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0, 'criteria': (3, 4, 0.5)}]</text:p>
          </table:table-cell>
          <table:table-cell office:value-type="float" office:value="1598.5" calcext:value-type="float">
            <text:p>1598.5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.9043420507" calcext:value-type="float">
            <text:p>77.9043420507</text:p>
          </table:table-cell>
          <table:table-cell office:value-type="float" office:value="151.6855106251" calcext:value-type="float">
            <text:p>151.6855106251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1784" calcext:value-type="float">
            <text:p>1784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4786407277" calcext:value-type="float">
            <text:p>77.4786407277</text:p>
          </table:table-cell>
          <table:table-cell office:value-type="float" office:value="149.6871751432" calcext:value-type="float">
            <text:p>149.6871751432</text:p>
          </table:table-cell>
          <table:table-cell office:value-type="string" calcext:value-type="string">
            <text:p>[('surf', {'nOctaves': 1, 'nOctaveLayers': 5, 'hessianThreshold': 100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1802" calcext:value-type="float">
            <text:p>180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.628397866152" calcext:value-type="float">
            <text:p>112.6283978662</text:p>
          </table:table-cell>
          <table:table-cell office:value-type="float" office:value="147.311026533275" calcext:value-type="float">
            <text:p>147.311026533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0, 'criteria': (3, 30, 0.03)}]</text:p>
          </table:table-cell>
          <table:table-cell office:value-type="float" office:value="1650" calcext:value-type="float">
            <text:p>165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.603910450824" calcext:value-type="float">
            <text:p>112.6039104508</text:p>
          </table:table-cell>
          <table:table-cell office:value-type="float" office:value="146.734242500361" calcext:value-type="float">
            <text:p>146.7342425004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0, 'criteria': (3, 10, 0.03)}]</text:p>
          </table:table-cell>
          <table:table-cell office:value-type="float" office:value="1668" calcext:value-type="float">
            <text:p>1668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.800020411611" calcext:value-type="float">
            <text:p>114.8000204116</text:p>
          </table:table-cell>
          <table:table-cell office:value-type="float" office:value="144.364195423269" calcext:value-type="float">
            <text:p>144.364195423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3, 'criteria': (3, 30, 0.03)}]</text:p>
          </table:table-cell>
          <table:table-cell office:value-type="float" office:value="1839" calcext:value-type="float">
            <text:p>183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.913354095072" calcext:value-type="float">
            <text:p>114.9133540951</text:p>
          </table:table-cell>
          <table:table-cell office:value-type="float" office:value="139.032785499047" calcext:value-type="float">
            <text:p>139.032785499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3, 'criteria': (3, 10, 0.03)}]</text:p>
          </table:table-cell>
          <table:table-cell office:value-type="float" office:value="1856" calcext:value-type="float">
            <text:p>1856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.72695337981" calcext:value-type="float">
            <text:p>114.7269533798</text:p>
          </table:table-cell>
          <table:table-cell office:value-type="float" office:value="133.627894453506" calcext:value-type="float">
            <text:p>133.6278944535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10, 'criteria': (3, 30, 0.03)}]</text:p>
          </table:table-cell>
          <table:table-cell office:value-type="float" office:value="1842" calcext:value-type="float">
            <text:p>184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.071134901606" calcext:value-type="float">
            <text:p>115.0711349016</text:p>
          </table:table-cell>
          <table:table-cell office:value-type="float" office:value="132.633572413314" calcext:value-type="float">
            <text:p>132.6335724133</text:p>
          </table:table-cell>
          <table:table-cell office:value-type="string" calcext:value-type="string">
            <text:p>[('sift', {'sigma': 1.0, 'nfeatures': 10, 'nOctaveLayers': 5, 'edgeThreshold': 10, 'contrastThreshold': 0.01})]</text:p>
          </table:table-cell>
          <table:table-cell office:value-type="string" calcext:value-type="string">
            <text:p>[{'winSize': (5, 5), 'maxLevel': 10, 'criteria': (3, 10, 0.03)}]</text:p>
          </table:table-cell>
          <table:table-cell office:value-type="float" office:value="1861.5" calcext:value-type="float">
            <text:p>1861.5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</table:table>
      <table:named-expressions/>
      <table:database-ranges>
        <table:database-range table:name="__Anonymous_Sheet_DB__0" table:target-range-address="comp200.A1:comp200.F78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4:46:59.983075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14:53:19.854271220</dc:date>
    <meta:editing-duration>PT2H17M3S</meta:editing-duration>
    <meta:editing-cycles>4</meta:editing-cycles>
    <meta:generator>LibreOffice/5.1.6.2$Linux_X86_64 LibreOffice_project/10m0$Build-2</meta:generator>
    <meta:document-statistic meta:table-count="1" meta:cell-count="353" meta:object-count="0"/>
  </office:meta>
</office:document-meta>
</file>